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  <style:text-properties fo:color="#000099"/>
    </style:style>
    <style:style style:name="P6" style:family="paragraph">
      <style:paragraph-properties fo:text-align="end" style:writing-mode="rl-tb"/>
      <style:text-properties fo:color="#000099" fo:font-size="36pt" style:font-size-asian="36pt" style:font-size-complex="36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0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1" style:family="paragraph">
      <style:paragraph-properties fo:margin-left="0cm" fo:margin-right="0cm" fo:margin-top="0.105cm" fo:margin-bottom="0cm" fo:line-height="90%" fo:text-indent="0cm"/>
    </style:style>
    <style:style style:name="P12" style:family="paragraph">
      <style:paragraph-properties fo:margin-left="0cm" fo:margin-right="0cm" fo:margin-top="0.194cm" fo:margin-bottom="0cm" fo:line-height="90%" fo:text-indent="0cm"/>
    </style:style>
    <style:style style:name="P13" style:family="paragraph">
      <style:paragraph-properties fo:text-align="end" style:writing-mode="rl-tb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000099" fo:font-size="36pt" style:font-size-asian="36pt" style:font-size-complex="3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99"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333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6.924cm" svg:height="15.748cm" svg:x="0.762cm" svg:y="4.064cm" presentation:class="outline" presentation:user-transformed="true">
          <draw:text-box>
            <text:list text:style-name="L2">
              <text:list-item>
                <text:p text:style-name="P5"><text:span text:style-name="T3">כי יש בעיות בעיצוב מערכות תוכנה, שחוזרות על עצמן שוב ושוב במערכות שונות.</text:span></text:p>
              </text:list-item>
              <text:list-item>
                <text:p text:style-name="P5"><text:span text:style-name="T3">לבעיות האלו ישנן פתרונות מוכרים. כשאנחנו משתמשים בהם, קל יותר למתכנתים אחרים להבין את הפתרון שלנו.</text:span></text:p>
              </text:list-item>
              <text:list-item>
                <text:p text:style-name="P5"><text:span text:style-name="T3"/></text:p>
              </text:list-item>
            </text:list>
            <text:list text:style-name="L3">
              <text:list-header>
                <text:p text:style-name="P5"><text:span text:style-name="T3"/></text:p>
              </text:list-header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4">דגמי-עיצוב – למה צריך את זה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4">דגמי-עיצוב מקובלים</text:span></text:p>
          </draw:text-box>
        </draw:frame>
        <draw:frame presentation:style-name="pr5" draw:text-style-name="P4" draw:layer="layout" svg:width="28.002cm" svg:height="17.033cm" svg:x="0cm" svg:y="3.967cm" presentation:class="outline" presentation:user-transformed="true">
          <draw:text-box>
            <text:list text:style-name="L4">
              <text:list-item>
                <text:p text:style-name="P9"><text:span text:style-name="T5">דגמים הקשורים ליצירת עצמים</text:span></text:p>
                <text:list>
                  <text:list-item>
                    <text:p text:style-name="P10">Factory Method <text:s text:c="2"/>Abstract Factory<text:tab/>Singleton</text:p>
                  </text:list-item>
                  <text:list-item>
                    <text:p text:style-name="P10">Builder<text:tab/> <text:s text:c="2"/>Prototype</text:p>
                    <text:p text:style-name="P11"><text:span text:style-name="T6"/></text:p>
                  </text:list-item>
                </text:list>
              </text:list-item>
              <text:list-item>
                <text:p text:style-name="P9"><text:span text:style-name="T5">דגמים הקשורים למבנה וחיבור של עצמים</text:span></text:p>
                <text:list>
                  <text:list-item>
                    <text:p text:style-name="P10">Adapter<text:tab/>Bridge<text:tab/>Composite</text:p>
                  </text:list-item>
                  <text:list-item>
                    <text:p text:style-name="P10">Decorator<text:tab/>Facade<text:tab/>Flyweight</text:p>
                  </text:list-item>
                  <text:list-item>
                    <text:p text:style-name="P12">Proxy</text:p>
                    <text:p text:style-name="P11"><text:span text:style-name="T6"/></text:p>
                  </text:list-item>
                </text:list>
              </text:list-item>
              <text:list-item>
                <text:p text:style-name="P9"><text:span text:style-name="T5">דגמים הקשורים להתנהגות של עצמים</text:span></text:p>
                <text:list>
                  <text:list-item>
                    <text:p text:style-name="P10">Command<text:tab/>Interpreter<text:tab/>Iterator</text:p>
                  </text:list-item>
                  <text:list-item>
                    <text:p text:style-name="P10">Mediator<text:tab/>Observer<text:tab/>State</text:p>
                  </text:list-item>
                  <text:list-item>
                    <text:p text:style-name="P10">Strategy<text:tab/>Chain of Responsibility<text:tab/>Visitor</text:p>
                  </text:list-item>
                  <text:list-item>
                    <text:p text:style-name="P12">Template Metho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סינגלטון - Singleton</text:p>
          </draw:text-box>
        </draw:frame>
        <draw:frame presentation:style-name="pr3" draw:text-style-name="P13" draw:layer="layout" svg:width="25.2cm" svg:height="12.178cm" svg:x="1.4cm" svg:y="4.913cm" presentation:class="outline">
          <draw:text-box>
            <text:list text:style-name="L4">
              <text:list-item>
                <text:p text:style-name="P13"><text:span text:style-name="T7">הבעיה</text:span><text:span text:style-name="T8">: רוצים שיהיה רק עצם אחד מסוג מסויים </text:span><text:span text:style-name="T8">במערכת, אבל שיהיה אפשר לגשת אליו מכל מקום </text:span><text:span text:style-name="T8">במערכת. </text:span></text:p>
                <text:list>
                  <text:list-item>
                    <text:p text:style-name="P13"><text:span text:style-name="T9">לדוגמה</text:span><text:span text:style-name="T10">: מתרגם עברית-אנגלית, מערכת קבצים, </text:span><text:span text:style-name="T10">מערכת משתמשים, מאגר-נתונים.</text:span></text:p>
                  </text:list-item>
                </text:list>
              </text:list-item>
              <text:list-item>
                <text:p text:style-name="P13"><text:span text:style-name="T11">פתרון אפשרי</text:span><text:span text:style-name="T12">: סינגלטון - בנאי פרטי ושדה סופי.</text:span></text:p>
              </text:list-item>
              <text:list-item>
                <text:p text:style-name="P13"><text:span text:style-name="T13">חסרונות: קשה לבדוק; קשה לשלב עם ריבוי תהליכים.</text:span></text:p>
              </text:list-item>
              <text:list-item>
                <text:p text:style-name="P13"><text:span text:style-name="T11">פתרון אפשרי</text:span><text:span text:style-name="T12">: הזרקת תלויות – </text:span><text:span text:style-name="T12">dependency </text:span><text:span text:style-name="T12">injection</text:span><text:span text:style-name="T1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2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2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2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2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29cm" text:min-label-width="0.613cm"/>
            <style:text-properties style:font-name="Calibri2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2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2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2" fo:color="#4d4d4d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2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2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2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2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2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2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2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2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2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office:forms form:automatic-focus="false" form:apply-design-mode="false"/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office:forms form:automatic-focus="false" form:apply-design-mode="false"/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office:forms form:automatic-focus="false" form:apply-design-mode="false"/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office:forms form:automatic-focus="false" form:apply-design-mode="false"/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office:forms form:automatic-focus="false" form:apply-design-mode="false"/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office:forms form:automatic-focus="false" form:apply-design-mode="false"/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office:forms form:automatic-focus="false" form:apply-design-mode="false"/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office:forms form:automatic-focus="false" form:apply-design-mode="false"/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office:forms form:automatic-focus="false" form:apply-design-mode="false"/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office:forms form:automatic-focus="false" form:apply-design-mode="false"/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office:forms form:automatic-focus="false" form:apply-design-mode="false"/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2-17T21:27:10.448616563</dc:date>
    <meta:editing-cycles>304</meta:editing-cycles>
    <meta:editing-duration>P1DT37M45S</meta:editing-duration>
    <meta:document-statistic meta:object-count="163"/>
  </office:meta>
</office:document-meta>
</file>